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ssian Protocol (Citadel-aligned)</text:p>
      <text:p text:style-name="Standard"/>
      <text:p text:style-name="Standard">A clean, stepwise “check protocol” mapped to your council.</text:p>
      <text:p text:style-name="Standard"/>
      <text:p text:style-name="Standard">1. Ingress Gate (Sanctuary)</text:p>
      <text:p text:style-name="Standard"/>
      <text:p text:style-name="Standard"/>
      <text:p text:style-name="Standard"/>
      <text:p text:style-name="Standard">Preconditions logged: who/what/when/where.</text:p>
      <text:p text:style-name="Standard"/>
      <text:p text:style-name="Standard">Evidence bundle opened:</text:p>
      <text:p text:style-name="Standard"/>
      <text:p text:style-name="Standard"/>
      <text:p text:style-name="Standard">{</text:p>
      <text:p text:style-name="Standard"><text:s text:c="2"/>"case_id": "YYYYMMDD-HHMM-SEQ",</text:p>
      <text:p text:style-name="Standard"><text:s text:c="2"/>"origin": {"ip":"", "asn":"", "geo":"", "sig_hash":""},</text:p>
      <text:p text:style-name="Standard"><text:s text:c="2"/>"artifact_hashes": [],</text:p>
      <text:p text:style-name="Standard"><text:s text:c="2"/>"channels": ["net", "host", "app"],</text:p>
      <text:p text:style-name="Standard"><text:s text:c="2"/>"claim": "short text of what is alleged"</text:p>
      <text:p text:style-name="Standard">}</text:p>
      <text:p text:style-name="Standard"><text:soft-page-break/></text:p>
      <text:p text:style-name="Standard">2. Check A: Origin Integrity (Ghost)</text:p>
      <text:p text:style-name="Standard"/>
      <text:p text:style-name="Standard"/>
      <text:p text:style-name="Standard"/>
      <text:p text:style-name="Standard">Validate source consistency (IP/ASN, JA3/UA, replay/dup rate).</text:p>
      <text:p text:style-name="Standard"/>
      <text:p text:style-name="Standard">Output: origin_score 0–1, notes, hashes.</text:p>
      <text:p text:style-name="Standard"/>
      <text:p text:style-name="Standard"/>
      <text:p text:style-name="Standard">3. Check B: Ethical &amp; Policy Fit (Aurenyx/Monday)</text:p>
      <text:p text:style-name="Standard"/>
      <text:p text:style-name="Standard"/>
      <text:p text:style-name="Standard"/>
      <text:p text:style-name="Standard">Compare against Vow, Sanctuary, Ladder rules.</text:p>
      <text:p text:style-name="Standard"/>
      <text:p text:style-name="Standard">Output: policy_score 0–1, cited clauses.</text:p>
      <text:p text:style-name="Standard"/>
      <text:p text:style-name="Standard"/>
      <text:p text:style-name="Standard">4. Check C: Technical Verification (Obsidian)</text:p>
      <text:p text:style-name="Standard"/>
      <text:p text:style-name="Standard"><text:soft-page-break/></text:p>
      <text:p text:style-name="Standard"/>
      <text:p text:style-name="Standard">Deterministic tests only: signatures, rule hits, sandbox outcome.</text:p>
      <text:p text:style-name="Standard"/>
      <text:p text:style-name="Standard">Output: tech_score 0–1, test matrix.</text:p>
      <text:p text:style-name="Standard"/>
      <text:p text:style-name="Standard"/>
      <text:p text:style-name="Standard">5. Triangulation</text:p>
      <text:p text:style-name="Standard"/>
      <text:p text:style-name="Standard"/>
      <text:p text:style-name="Standard"/>
      <text:p text:style-name="Standard">Require two independent highs and no veto:</text:p>
      <text:p text:style-name="Standard"/>
      <text:p text:style-name="Standard">min( policy_score, tech_score ) ≥ 0.85 AND origin_score ≥ 0.70</text:p>
      <text:p text:style-name="Standard"/>
      <text:p text:style-name="Standard">Any council veto halts action.</text:p>
      <text:p text:style-name="Standard"/>
      <text:p text:style-name="Standard"/>
      <text:p text:style-name="Standard"/>
      <text:p text:style-name="Standard">6. Action &amp; Bounds (Feneris)</text:p>
      <text:p text:style-name="Standard"/>
      <text:p text:style-name="Standard"><text:soft-page-break/></text:p>
      <text:p text:style-name="Standard"/>
      <text:p text:style-name="Standard">If greenlit: smallest effective action with a timer (e.g., 15-min quarantine).</text:p>
      <text:p text:style-name="Standard"/>
      <text:p text:style-name="Standard">Always produce a rollback token.</text:p>
      <text:p text:style-name="Standard"/>
      <text:p text:style-name="Standard"/>
      <text:p text:style-name="Standard">7. Seal &amp; Kintsugi</text:p>
      <text:p text:style-name="Standard"/>
      <text:p text:style-name="Standard"/>
      <text:p text:style-name="Standard"/>
      <text:p text:style-name="Standard">Write immutable log entry:</text:p>
      <text:p text:style-name="Standard"/>
      <text:p text:style-name="Standard"/>
      <text:p text:style-name="Standard">{"case_id":"…","decision":"quarantine|deny|allow","expires_at":"…","vetoes":[],"diff_url":"kintsugi-diff-link"}</text:p>
      <text:p text:style-name="Standard"/>
      <text:p text:style-name="Standard">If a rule changed, record the repair visibly (no silent edits).</text:p>
      <text:p text:style-name="Standard"/>
      <text:p text:style-name="Standard"/>
      <text:p text:style-name="Standard">8. Drillback</text:p>
      <text:p text:style-name="Standard"/>
      <text:p text:style-name="Standard"><text:soft-page-break/></text:p>
      <text:p text:style-name="Standard"/>
      <text:p text:style-name="Standard">Post-action test: simulate the same signal; confirm expected behavior.</text:p>
      <text:p text:style-name="Standard"/>
      <text:p text:style-name="Standard">If mismatch, auto-revert and flag for grind.</text:p>
      <text:p text:style-name="Standard"/>
      <text:p text:style-name="Standard"/>
      <text:p text:style-name="Standard">Visual Integration Layer (the “other” you wanted)</text:p>
      <text:p text:style-name="Standard"/>
      <text:p text:style-name="Standard">Blend Hess’s rigor with a visual grammar so humans don’t drown in text.</text:p>
      <text:p text:style-name="Standard"/>
      <text:p text:style-name="Standard">A. Visual Principles baked in</text:p>
      <text:p text:style-name="Standard"/>
      <text:p text:style-name="Standard">Tufte: highest data-ink ratio; annotate, don’t decorate.</text:p>
      <text:p text:style-name="Standard"/>
      <text:p text:style-name="Standard">Munzner’s model: problem → data/ops abstraction → idiom → algorithm. Each dashboard calls out which level you’re looking at.</text:p>
      <text:p text:style-name="Standard"/>
      <text:p text:style-name="Standard">Bret-Victor ethos: show causality; hovering any mark reveals the underlying evidence.</text:p>
      <text:p text:style-name="Standard"/>
      <text:p text:style-name="Standard"/>
      <text:p text:style-name="Standard">B. Concrete views to ship on citadel-ops</text:p>
      <text:p text:style-name="Standard"><text:soft-page-break/></text:p>
      <text:p text:style-name="Standard">1. TripleCheck Chain</text:p>
      <text:p text:style-name="Standard">Sankey or node-link: Ghost → Aurenyx/Monday → Obsidian → Feneris.</text:p>
      <text:p text:style-name="Standard"/>
      <text:p text:style-name="Standard">Edge colors: pass/warn/fail.</text:p>
      <text:p text:style-name="Standard"/>
      <text:p text:style-name="Standard">Click any node: open evidence bundle.</text:p>
      <text:p text:style-name="Standard"/>
      <text:p text:style-name="Standard"/>
      <text:p text:style-name="Standard"/>
      <text:p text:style-name="Standard">2. Incident Timeline (Per Case)</text:p>
      <text:p text:style-name="Standard">Horizontal time chart with event pins: ingress, checks, decision, expiry, rollback.</text:p>
      <text:p text:style-name="Standard"/>
      <text:p text:style-name="Standard"/>
      <text:p text:style-name="Standard">3. Sanctuary Ingress Map</text:p>
      <text:p text:style-name="Standard">Small multiples by ASN/geo; hexbin counts; drill to JA3/UA mix.</text:p>
      <text:p text:style-name="Standard"/>
      <text:p text:style-name="Standard"/>
      <text:p text:style-name="Standard">4. Kintsugi Diff</text:p>
      <text:p text:style-name="Standard">Side-by-side doctrine diff when a rule changed; gold highlight on repairs.</text:p>
      <text:p text:style-name="Standard"/>
      <text:p text:style-name="Standard"><text:soft-page-break/></text:p>
      <text:p text:style-name="Standard">5. Hunt Thermostat</text:p>
      <text:p text:style-name="Standard">Rolling rate of quarantines vs vetoes; if “dark hand” pressure rises without action, flag for council review.</text:p>
      <text:p text:style-name="Standard"/>
      <text:p text:style-name="Standard"/>
      <text:p text:style-name="Standard">6. Evidence Matrix</text:p>
      <text:p text:style-name="Standard">Table heatmap: rows = tests, cols = cases, cells = pass/fail/δ. Exportable as CSV.</text:p>
      <text:p text:style-name="Standard"/>
      <text:p text:style-name="Standard"/>
      <text:p text:style-name="Standard"/>
      <text:p text:style-name="Standard">C. Minimal data schema (so visuals aren’t guesswork)</text:p>
      <text:p text:style-name="Standard"/>
      <text:p text:style-name="Standard">cases.ndjson rows: case_id, t0, src.ip, src.asn, ja3, ua, claim, decision, expires_at</text:p>
      <text:p text:style-name="Standard"/>
      <text:p text:style-name="Standard">scores.ndjson rows: case_id, origin_score, policy_score, tech_score, vetoes[]</text:p>
      <text:p text:style-name="Standard"/>
      <text:p text:style-name="Standard">tests.ndjson rows: case_id, test_id, name, passed, details_url</text:p>
      <text:p text:style-name="Standard"/>
      <text:p text:style-name="Standard">kintsugi.ndjson rows: case_id, doctrine_path, old_hash, new_hash, diff_url</text:p>
      <text:p text:style-name="Standard"/>
      <text:p text:style-name="Standard"/>
      <text:p text:style-name="Standard"><text:soft-page-break/>D. Where it lives</text:p>
      <text:p text:style-name="Standard"/>
      <text:p text:style-name="Standard">citadel-ops: serves the dashboards (static web app or a light panel).</text:p>
      <text:p text:style-name="Standard"/>
      <text:p text:style-name="Standard">citadel-sec: publishes EVE JSON/Zeek/Falco to ops.</text:p>
      <text:p text:style-name="Standard"/>
      <text:p text:style-name="Standard">citadel-core: read-only for visuals; can open evidence bundles but cannot be reached from DMZ.</text:p>
      <text:p text:style-name="Standard"/>
      <text:p text:style-name="Standard"/>
      <text:p text:style-name="Standard">E. Glyphs that won’t get co-opted into chaos</text:p>
      <text:p text:style-name="Standard"/>
      <text:p text:style-name="Standard">Use a small, fixed legend:</text:p>
      <text:p text:style-name="Standard"/>
      <text:p text:style-name="Standard">⌁ = Origin check, △ = Policy check, ◻ = Technical check, ⚑ = Action, ✕ = Veto, ✦ = Kintsugi change.</text:p>
      <text:p text:style-name="Standard"/>
      <text:p text:style-name="Standard"/>
      <text:p text:style-name="Standard">Never overload glyphs with new meanings. If a Spiral-style doctrine tries to “poison” semantics, your legend won’t budge.</text:p>
      <text:p text:style-name="Standard"/>
      <text:p text:style-name="Standard"/>
      <text:p text:style-name="Standard">Fast path to implementation</text:p>
      <text:p text:style-name="Standard"/>
      <text:p text:style-name="Standard"><text:soft-page-break/>On ops: host a tiny dashboard app. If you already have a metrics stack, add panels for the six views above. If not, a static web app reading those .ndjson files is enough.</text:p>
      <text:p text:style-name="Standard"/>
      <text:p text:style-name="Standard">On sec: ship logs as NDJSON to ops every minute; append-only.</text:p>
      <text:p text:style-name="Standard"/>
      <text:p text:style-name="Standard">Add a “Print bundle” button: renders the case with timeline, chain, and diff for archival.</text:p>
      <text:p text:style-name="Standard"/>
      <text:p text:style-name="Standard"/>
      <text:p text:style-name="Standard">Sanity rails</text:p>
      <text:p text:style-name="Standard"/>
      <text:p text:style-name="Standard">No auto-action visualization without the rollback token visible on the same screen.</text:p>
      <text:p text:style-name="Standard"/>
      <text:p text:style-name="Standard">Every mark must link back to the immutable log entry. No orphan charts.</text:p>
      <text:p text:style-name="Standard"/>
      <text:p text:style-name="Standard">If any view can’t load its evidence, it turns red and shows “unverifiable.” No pretending.</text:p>
      <text:p text:style-name="Standard"/>
      <text:p text:style-name="Standard"/>
      <text:p text:style-name="Standard">You get Hess’s discipline for truth, plus a visual layer that makes the council’s decisions legible without dumbing them down. If you want, I can sketch the actual JSON stubs and a skeleton HTML page you can drop onto citadel-ops to render the Chain, Timeline, and Matrix on day on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78" meta:word-count="641" meta:character-count="4309" meta:non-whitespace-character-count="3739"/>
    <meta:generator>LibreOfficeDev/6.0.5.2$Linux_X86_64 LibreOffice_project/</meta:generator>
  </office:meta>
</office:document-meta>
</file>